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elper.createPlaybackFile( File playbackFile , PlaybackSessionBean bea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MLHelper.write( File file , String cont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Helper.getConfig( final InputStream xmlInputStream , final String xmlResourc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MLHelp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Helper.getNVPairs( String namespaceURI , NodeList nod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Helper.getDiffResults( File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XMLHelp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Helper.getTestDefinitionsInstance( ClassLoader load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XMLHelp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Helper.getRecordSessionBean( File fil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6">
            <text:p text:style-name="Table_20_Contents">136</text:p>
          </table:table-cell>
        </table:table-row>
        <table:table-row>
          <table:table-cell office:value-type="string">
            <text:p text:style-name="Table_20_Contents">XMLHelper.createRecordFile( File recordFile , RecordSessionBean bea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XMLHelper.getWebapps( final InputStream xmlInputStream , final String xmlResourcePath , Config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XMLHelper.getTestDefinitionsInstance( final InputStream xmlInputStream , final String xmlResourcePath , Webapps webapps , String baseDir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MLHelper.getServerDefinition( final InputStream xmlInputStream , final String xmlResourc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XMLHelper.warning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Helper.writeElement( StringBuffer buffer , String elementName , Object elem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Helper.createDiffFile( File diffFile , PlaybackSessionBean 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